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ed1c24"/>
    </style: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0" table:default-cell-style-name="Default"/>
        <table:table-column table:style-name="co3" table:number-columns-repeated="943" table:default-cell-style-name="Default"/>
        <table:table-row table:style-name="ro1">
          <table:table-cell table:style-name="ce3" office:value-type="string" calcext:value-type="string" table:number-columns-spanned="13" table:number-rows-spanned="1">
            <text:p>kT = 0.5</text:p>
          </table:table-cell>
          <table:covered-table-cell table:number-columns-repeated="12" table:style-name="ce5"/>
          <table:table-cell table:style-name="ce1" table:number-columns-repeated="1011"/>
        </table:table-row>
        <table:table-row table:style-name="ro2">
          <table:table-cell table:style-name="ce3"/>
          <table:table-cell table:style-name="ce1" table:number-columns-repeated="102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3" table:number-rows-spanned="1">
            <text:p>kT = 1.0</text:p>
          </table:table-cell>
          <table:covered-table-cell/>
          <table:covered-table-cell table:style-name="Default"/>
          <table:covered-table-cell table:number-columns-repeated="9"/>
          <table:covered-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3" table:number-rows-spanned="1">
            <text:p>kT = 1.2</text:p>
          </table:table-cell>
          <table:covered-table-cell/>
          <table:covered-table-cell table:style-name="Default"/>
          <table:covered-table-cell table:number-columns-repeated="9"/>
          <table:covered-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1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7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3" table:number-rows-spanned="1">
            <text:p>kT = 1.5</text:p>
          </table:table-cell>
          <table:covered-table-cell/>
          <table:covered-table-cell table:style-name="Default"/>
          <table:covered-table-cell table:number-columns-repeated="9"/>
          <table:covered-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5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6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2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3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38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3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4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1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3" table:number-rows-spanned="1">
            <text:p>kT = 1.7</text:p>
          </table:table-cell>
          <table:covered-table-cell/>
          <table:covered-table-cell table:style-name="Default"/>
          <table:covered-table-cell table:number-columns-repeated="9"/>
          <table:covered-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2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3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3" table:number-rows-spanned="1">
            <text:p>kT = 1.9</text:p>
          </table:table-cell>
          <table:covered-table-cell/>
          <table:covered-table-cell table:style-name="Default"/>
          <table:covered-table-cell table:number-columns-repeated="9"/>
          <table:covered-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2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2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9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9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3" table:number-rows-spanned="1">
            <text:p>kT = 2.0</text:p>
          </table:table-cell>
          <table:covered-table-cell/>
          <table:covered-table-cell table:style-name="Default"/>
          <table:covered-table-cell table:number-columns-repeated="9"/>
          <table:covered-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10"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3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2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8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37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2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2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3" table:number-rows-spanned="1">
            <text:p>kT = 2.1</text:p>
          </table:table-cell>
          <table:covered-table-cell/>
          <table:covered-table-cell table:style-name="Default"/>
          <table:covered-table-cell table:number-columns-repeated="9"/>
          <table:covered-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3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5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3" table:number-rows-spanned="1">
            <text:p>kT = 2.2</text:p>
          </table:table-cell>
          <table:covered-table-cell/>
          <table:covered-table-cell table:style-name="Default"/>
          <table:covered-table-cell table:number-columns-repeated="9"/>
          <table:covered-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13" table:style-name="ce2" office:value-type="float" office:value="-1" calcext:value-type="float">
            <text:p>-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number-columns-repeated="10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2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2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3" table:number-rows-spanned="1">
            <text:p>kT = 2.4</text:p>
          </table:table-cell>
          <table:covered-table-cell/>
          <table:covered-table-cell table:style-name="Default"/>
          <table:covered-table-cell table:number-columns-repeated="9"/>
          <table:covered-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3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1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1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8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8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3" table:number-rows-spanned="1">
            <text:p>kT = 2.5</text:p>
          </table:table-cell>
          <table:covered-table-cell/>
          <table:covered-table-cell table:style-name="Default"/>
          <table:covered-table-cell table:number-columns-repeated="9"/>
          <table:covered-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2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table:style-name="ce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table:style-name="ce2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2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2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3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3" table:number-rows-spanned="1">
            <text:p>kT = 2.8</text:p>
          </table:table-cell>
          <table:covered-table-cell/>
          <table:covered-table-cell table:style-name="Default"/>
          <table:covered-table-cell table:number-columns-repeated="9"/>
          <table:covered-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1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9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3" table:number-rows-spanned="1">
            <text:p>kT = 3.1</text:p>
          </table:table-cell>
          <table:covered-table-cell/>
          <table:covered-table-cell table:style-name="Default"/>
          <table:covered-table-cell table:number-columns-repeated="9"/>
          <table:covered-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9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3"/>
        </table:table-row>
        <table:table-row table:style-name="ro4"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00-00-00</text:date>, <text:time style:data-style-name="N2" text:time-value="17:32:19.503249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6:52:56.589809112</meta:creation-date>
    <dc:date>2018-08-16T19:26:39.101083898</dc:date>
    <meta:editing-duration>PT2H15M46S</meta:editing-duration>
    <meta:editing-cycles>18</meta:editing-cycles>
    <meta:generator>LibreOffice/6.0.3.2$Linux_X86_64 LibreOffice_project/00m0$Build-2</meta:generator>
    <meta:document-statistic meta:table-count="1" meta:cell-count="41613" meta:object-count="0"/>
  </office:meta>
</office:document-meta>
</file>